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ebdings" svg:font-family="Webdings" style:font-charset="x-symbol"/>
    <style:font-face style:name="Arial Narrow" svg:font-family="'Arial Narrow', sans-serif"/>
    <style:font-face style:name="Calibri" svg:font-family="Calibri, sans-serif"/>
    <style:font-face style:name="Tahoma2" svg:font-family="Tahoma"/>
    <style:font-face style:name="Tahoma" svg:font-family="Tahoma, sans-serif"/>
    <style:font-face style:name="Verdana" svg:font-family="Verdan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11.342cm"/>
    </style:style>
    <style:style style:name="Table1.B" style:family="table-column">
      <style:table-column-properties style:column-width="3.274cm"/>
    </style:style>
    <style:style style:name="Table1.C" style:family="table-column">
      <style:table-column-properties style:column-width="0.093cm"/>
    </style:style>
    <style:style style:name="Table1.D" style:family="table-column">
      <style:table-column-properties style:column-width="2.29cm"/>
    </style:style>
    <style:style style:name="Table1.A1" style:family="table-cell">
      <style:table-cell-properties style:vertical-align="middle"/>
    </style:style>
    <style:style style:name="Table2" style:family="table">
      <style:table-properties style:width="11.342cm" table:align="left"/>
    </style:style>
    <style:style style:name="Table2.A" style:family="table-column">
      <style:table-column-properties style:column-width="11.342cm"/>
    </style:style>
    <style:style style:name="Table2.A1" style:family="table-cell">
      <style:table-cell-properties style:vertical-align="middle"/>
    </style:style>
    <style:style style:name="Table3" style:family="table">
      <style:table-properties style:width="2.155cm" table:align="left"/>
    </style:style>
    <style:style style:name="Table3.A" style:family="table-column">
      <style:table-column-properties style:column-width="2.155cm"/>
    </style:style>
    <style:style style:name="Table3.A1" style:family="table-cell">
      <style:table-cell-properties style:vertical-align="middle"/>
    </style:style>
    <style:style style:name="Table4" style:family="table">
      <style:table-properties style:width="11.245cm" table:align="left"/>
    </style:style>
    <style:style style:name="Table4.A" style:family="table-column">
      <style:table-column-properties style:column-width="2.963cm"/>
    </style:style>
    <style:style style:name="Table4.B" style:family="table-column">
      <style:table-column-properties style:column-width="8.281cm"/>
    </style:style>
    <style:style style:name="Table4.A1" style:family="table-cell">
      <style:table-cell-properties fo:padding-left="0cm" fo:padding-right="0.191cm" fo:padding-top="0cm" fo:padding-bottom="0cm" fo:border-left="none" fo:border-right="1pt solid #a6a6a6" fo:border-top="none" fo:border-bottom="none"/>
    </style:style>
    <style:style style:name="Table4.B1" style:family="table-cell">
      <style:table-cell-properties fo:padding="0cm" fo:border="none"/>
    </style:style>
    <style:style style:name="P1" style:family="paragraph" style:parent-style-name="Text_20_body">
      <style:text-properties fo:color="#1f497d"/>
    </style:style>
    <style:style style:name="P2" style:family="paragraph" style:parent-style-name="Text_20_body">
      <style:text-properties fo:color="#1f497d" style:font-name="Calibri" fo:font-size="11pt" fo:language="es" fo:country="AR"/>
    </style:style>
    <style:style style:name="P3" style:family="paragraph" style:parent-style-name="Text_20_body">
      <style:text-properties fo:language="es" fo:country="AR"/>
    </style:style>
    <style:style style:name="P4" style:family="paragraph" style:parent-style-name="Text_20_body">
      <style:paragraph-properties fo:margin-left="0cm" fo:margin-right="2.048cm" fo:text-indent="0cm" style:auto-text-indent="false"/>
      <style:text-properties fo:color="#1f497d"/>
    </style:style>
    <style:style style:name="P5" style:family="paragraph" style:parent-style-name="Text_20_body">
      <style:paragraph-properties fo:margin-left="0cm" fo:margin-right="2.048cm" fo:text-indent="0cm" style:auto-text-indent="false"/>
      <style:text-properties fo:language="es" fo:country="AR"/>
    </style:style>
    <style:style style:name="P6" style:family="paragraph" style:parent-style-name="Text_20_body">
      <style:paragraph-properties fo:margin-left="0cm" fo:margin-right="2.048cm" fo:text-indent="0cm" style:auto-text-indent="false"/>
      <style:text-properties fo:color="#224319" style:font-name="Verdana" fo:font-size="5pt" fo:language="es" fo:country="CO"/>
    </style:style>
    <style:style style:name="P7" style:family="paragraph" style:parent-style-name="Text_20_body">
      <style:paragraph-properties fo:margin-left="0cm" fo:margin-right="2.048cm" fo:text-indent="0cm" style:auto-text-indent="false"/>
      <style:text-properties fo:color="#224319" style:font-name="Verdana" fo:font-size="5pt" fo:language="en" fo:country="US"/>
    </style:style>
    <style:style style:name="P8" style:family="paragraph" style:parent-style-name="Text_20_body">
      <style:paragraph-properties fo:padding-left="0cm" fo:padding-right="0cm" fo:padding-top="0.106cm" fo:padding-bottom="0cm" fo:border-left="none" fo:border-right="none" fo:border-top="0.99pt solid #b5c4df" fo:border-bottom="none"/>
    </style:style>
    <style:style style:name="P9" style:family="paragraph" style:parent-style-name="Table_20_Contents">
      <style:text-properties fo:font-size="2pt" style:font-size-asian="2pt" style:font-size-complex="2pt"/>
    </style:style>
    <style:style style:name="P10" style:family="paragraph" style:parent-style-name="Table_20_Contents">
      <style:paragraph-properties fo:margin-top="0cm" fo:margin-bottom="0.499cm" style:contextual-spacing="false"/>
    </style:style>
    <style:style style:name="P11" style:family="paragraph" style:parent-style-name="Table_20_Contents">
      <style:paragraph-properties fo:margin-top="0cm" fo:margin-bottom="0.499cm" style:contextual-spacing="false"/>
      <style:text-properties fo:color="#595959" style:font-name="Arial Narrow" fo:language="es" fo:country="none" fo:font-style="italic" fo:font-weight="bold"/>
    </style:style>
    <style:style style:name="P12" style:family="paragraph" style:parent-style-name="Table_20_Contents">
      <style:paragraph-properties fo:margin-top="0cm" fo:margin-bottom="0.499cm" style:contextual-spacing="false"/>
      <style:text-properties fo:color="#404040" style:font-name="Arial Narrow" fo:font-size="9pt"/>
    </style:style>
    <style:style style:name="P13" style:family="paragraph" style:parent-style-name="Table_20_Contents">
      <style:paragraph-properties fo:margin-top="0cm" fo:margin-bottom="0.499cm" style:contextual-spacing="false"/>
      <style:text-properties fo:color="#404040" style:font-name="Arial Narrow" fo:font-size="9pt" fo:language="es" fo:country="none"/>
    </style:style>
    <style:style style:name="P14" style:family="paragraph" style:parent-style-name="Table_20_Contents">
      <style:paragraph-properties fo:margin-top="0cm" fo:margin-bottom="0.353cm" style:contextual-spacing="false"/>
    </style:style>
    <style:style style:name="P15" style:family="paragraph" style:parent-style-name="Table_20_Contents">
      <style:paragraph-properties fo:margin-top="0cm" fo:margin-bottom="0.353cm" style:contextual-spacing="false"/>
      <style:text-properties fo:color="#1f497d"/>
    </style:style>
    <style:style style:name="T1" style:family="text">
      <style:text-properties fo:color="#404040" style:font-name="Arial Narrow" fo:font-size="9pt" fo:language="es" fo:country="AR" fo:font-weight="bold"/>
    </style:style>
    <style:style style:name="T2" style:family="text">
      <style:text-properties fo:color="#404040" style:font-name="Verdana" fo:font-size="7pt" fo:language="es" fo:country="none"/>
    </style:style>
    <style:style style:name="T3" style:family="text">
      <style:text-properties fo:language="es" fo:country="AR"/>
    </style:style>
    <style:style style:name="T4" style:family="text">
      <style:text-properties fo:color="#1f497d" style:font-name="Arial Narrow" fo:font-size="9pt" fo:language="es" fo:country="ES"/>
    </style:style>
    <style:style style:name="T5" style:family="text">
      <style:text-properties fo:color="#224319"/>
    </style:style>
    <style:style style:name="T6" style:family="text">
      <style:text-properties fo:color="#224319" style:font-name="Webdings" fo:font-size="24pt" fo:language="es" fo:country="CO" fo:font-weight="bold"/>
    </style:style>
    <style:style style:name="T7" style:family="text">
      <style:text-properties fo:color="#224319" style:font-name="Verdana" fo:font-size="7pt" fo:language="es" fo:country="ES"/>
    </style:style>
    <style:style style:name="T8" style:family="text">
      <style:text-properties style:font-name="Tahoma" fo:font-size="10pt" fo:language="es" fo:country="ES"/>
    </style:style>
    <style:style style:name="T9" style:family="text">
      <style:text-properties style:font-name="Tahoma" fo:font-size="10pt" fo:language="es" fo:country="ES" fo:font-weight="bold"/>
    </style:style>
    <style:style style:name="T10" style:family="text">
      <style:text-properties fo:color="#888888" fo:language="es" fo:country="A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0" text:anchor-type="as-char" svg:width="0.847cm" svg:height="0.847cm" draw:z-index="1"><draw:image xlink:href="https://ssl.gstatic.com/ui/v1/icons/mail/profile_mask2.png" xlink:type="simple" xlink:show="embed" xlink:actuate="onLoad"/></draw:frame><text:bookmark text:name=":0_147-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able:table table:name="Table2" table:style-name="Table2">
              <table:table-column table:style-name="Table2.A"/>
              <table:table-row>
                <table:table-cell table:style-name="Table2.A1" office:value-type="string">
                  <text:p text:style-name="Table_20_Contents">EMBAJADA EN BUENOS AIRES (ARGENTINA) &lt;eargentina@cancilleria.gov.co&gt; </text:p>
                </table:table-cell>
              </table:table-row>
            </table:table>
            <text:p text:style-name="P9"/>
          </table:table-cell>
          <table:table-cell table:style-name="Table1.A1" office:value-type="string">
            <text:p text:style-name="Table_20_Contents"><text:bookmark text:name=":1n4"/>09:55 (Hace 2 minutos)</text:p>
            <text:p text:style-name="Table_20_Contents"><draw:frame draw:style-name="fr1" draw:name="graphics1" text:anchor-type="as-char" svg:width="0.026cm" svg:height="0.041cm" draw:z-index="2"><draw:image xlink:href="https://mail.google.com/mail/u/0/images/cleardot.gif" xlink:type="simple" xlink:show="embed" xlink:actuate="onLoad"/></draw:frame></text:p>
          </table:table-cell>
          <table:table-cell table:style-name="Table1.A1" office:value-type="string">
            <text:p text:style-name="P9"/>
          </table:table-cell>
          <table:table-cell table:style-name="Table1.A1" table:number-rows-spanned="2" office:value-type="string">
            <table:table table:name="Table3" table:style-name="Table3">
              <table:table-column table:style-name="Table3.A"/>
              <table:table-row>
                <table:table-cell table:style-name="Table3.A1" office:value-type="string">
                  <text:p text:style-name="Table_20_Contents">para mí </text:p>
                  <text:p text:style-name="Table_20_Contents"><draw:frame draw:style-name="fr1" draw:name="graphics2" text:anchor-type="as-char" svg:width="0.026cm" svg:height="0.041cm" draw:z-index="3"><draw:image xlink:href="https://mail.google.com/mail/u/0/images/cleardot.gif" xlink:type="simple" xlink:show="embed" xlink:actuate="onLoad"/></draw:frame><text:bookmark text:name=":1jv"/></text:p>
                </table:table-cell>
              </table:table-row>
            </table:table>
            <text:p text:style-name="Table_20_Contents"/>
          </table:table-cell>
        </table:table-row>
        <table:table-row>
          <table:table-cell table:style-name="Table1.A1" table:number-columns-spanned="3" office:value-type="string">
            <text:p text:style-name="P9"/>
          </table:table-cell>
          <table:covered-table-cell/>
          <table:covered-table-cell/>
          <table:covered-table-cell/>
        </table:table-row>
      </table:table>
      <text:section text:style-name="Sect1" text:name=":1ju">
        <text:p text:style-name="Text_20_body"/>
      </text:section>
      <text:section text:style-name="Sect1" text:name=":1n6">
        <text:p text:style-name="Text_20_body"/>
        <text:section text:style-name="Sect1" text:name=":1n7">
          <text:p text:style-name="P2">Buenos días, </text:p>
          <text:p text:style-name="P1"> </text:p>
          <text:p text:style-name="P2">Puede ingresar como turista con su DNI Mercosur o Pasaporte sin necesidad de visa. </text:p>
          <text:p text:style-name="P1"> </text:p>
          <text:p text:style-name="P2">Cordial saludo,</text:p>
          <text:p text:style-name="P1"> </text:p>
          <text:p text:style-name="P1"> </text:p>
          <table:table table:name="Table4" table:style-name="Table4">
            <table:table-column table:style-name="Table4.A"/>
            <table:table-column table:style-name="Table4.B"/>
            <table:table-row>
              <table:table-cell table:style-name="Table4.A1" office:value-type="string">
                <text:p text:style-name="P15"><draw:frame draw:style-name="fr1" draw:name="graphics3" text:anchor-type="as-char" svg:width="2.566cm" svg:height="2.566cm" draw:z-index="4"><draw:image xlink:href="https://mail.google.com/mail/u/0/?ui=2&amp;ik=021819a74c&amp;view=att&amp;th=13e6551b15937986&amp;attid=0.1&amp;disp=emb&amp;zw&amp;atsh=1" xlink:type="simple" xlink:show="embed" xlink:actuate="onLoad"/></draw:frame></text:p>
              </table:table-cell>
              <table:table-cell table:style-name="Table4.B1" office:value-type="string">
                <text:p text:style-name="P11">Embajada de Colombia</text:p>
                <text:p text:style-name="P10"><text:a xlink:type="simple" xlink:href="mailto:cuentacorreo@cancilleria.gov.co" office:target-frame-name="_blank" xlink:show="new"><text:span text:style-name="T1">eargentina@cancilleria.gov.co</text:span></text:a></text:p>
                <text:p text:style-name="P12">Tels.:54 (11)  4325 0258 Fax: 54(11) 43229370</text:p>
                <text:p text:style-name="P13">Carlos Pellegrini 1363 Piso 3</text:p>
                <text:p text:style-name="P13">Buenos Aires, Argentina</text:p>
                <text:p text:style-name="P14"><text:a xlink:type="simple" xlink:href="http://www.cancilleria.gov.co/" office:target-frame-name="_blank" xlink:show="new"><text:span text:style-name="T4">www.cancilleria.gov.co</text:span></text:a></text:p>
              </table:table-cell>
            </table:table-row>
          </table:table>
          <text:p text:style-name="P4"> </text:p>
          <text:p text:style-name="P5"><text:span text:style-name="T6">P</text:span><text:span text:style-name="T5"> </text:span><text:span text:style-name="T7">Antes de imprimir este e-mail, piense bien si es necesario hacerlo. </text:span><text:span text:style-name="T2">En Cancillería estamos cuidando el medio ambiente.</text:span><text:span text:style-name="T7">El medio ambiente depende de todos. </text:span></text:p>
          <text:p text:style-name="P6">La información contenida en este correo electrónico y en todos sus archivos anexos, es confidencia l y/o privilegiada y sólo puede ser utilizada por la(s) persona(s) a la(s) cual(es) está dirigida. Si usted no es el destinatario autorizado, cualquier modificación, retención, difusión, distribución o copia total o parcial de este mensaje y/o de la información contenida en el mismo y/o en sus archivos anexos está prohibida y son sancionadas por la ley, por favor sírvase borrarlo de inmediato.</text:p>
          <text:p text:style-name="P7">This email is intended only for the person or entity to which it is addressed and may contain information that is privileged, confidential or otherwise protected from disclosure.  Dissemination, distribution or copying of this e-mail or the information herein by anyone other than the intended recipient, or an employee or agent responsible for delivering the message to the intended recipient, is prohibited.  </text:p>
          <text:p text:style-name="P1"> </text:p>
          <text:p text:style-name="P8"><text:span text:style-name="T9">De:</text:span><text:span text:style-name="T3"> </text:span><text:span text:style-name="T8">Lucas Alejandro Garibaldi [mailto:</text:span><text:a xlink:type="simple" xlink:href="mailto:lgaribaldi@unrn.edu.ar" office:target-frame-name="_blank" xlink:show="new">lgaribaldi@unrn.edu.ar</text:a><text:span text:style-name="T8">] <text:line-break/></text:span><text:span text:style-name="T9">Enviado el:</text:span><text:span text:style-name="T8"> martes, 30 de abril de 2013 11:40 p.m.<text:line-break/></text:span><text:span text:style-name="T9">Para:</text:span><text:span text:style-name="T8"> EMBAJADA EN BUENOS AIRES (ARGENTINA)<text:line-break/></text:span><text:span text:style-name="T9">Asunto:</text:span><text:span text:style-name="T8"> consulta sobre visa</text:span></text:p>
          <text:section text:style-name="Sect1" text:name=":1gr">
            <text:p text:style-name="P8"><draw:frame draw:style-name="fr1" draw:name="graphics4" text:anchor-type="as-char" svg:width="1.997cm" svg:height="0.998cm" draw:z-index="0"><draw:image xlink:href="https://mail.google.com/mail/u/0/images/cleardot.gif" xlink:type="simple" xlink:show="embed" xlink:actuate="onLoad"/></draw:frame></text:p>
          </text:section>
          <text:p text:style-name="Text_20_body"> </text:p>
          <text:p text:style-name="P3">Estimados,<text:line-break/><text:line-break/>estoy por viajar a Colombia. ¿Necesito Visa para ingresar al país como Argentino?<text:line-break/><text:line-break/>Muchas gracias!</text:p>
          <text:p text:style-name="Text_20_body"><text:span text:style-name="T3">saludos,<text:line-break/></text:span><text:soft-page-break/><text:span text:style-name="T3">Lucas<text:line-break/><text:line-break/>-- <text:line-break/>Dr. Lucas A. Garibaldi<text:line-break/>Profesor regular - UNRN<text:line-break/>Investigador - CONICET<text:line-break/></text:span><text:a xlink:type="simple" xlink:href="https://sites.google.com/site/lucasalejandrogaribaldi/" office:target-frame-name="_blank" xlink:show="new"><text:span text:style-name="T10">https://sites.google.com/site/lucasalejandrogaribaldi/</text:span></text:a><text:span text:style-name="T3"><text:line-break/><text:line-break/>+54-294-4423731<text:line-break/><text:line-break/>Sede Andina, Universidad Nacional de Río Negro,<text:line-break/>Mitre 630, CP 8400, San Carlos de Bariloche, <text:line-break/>Río Negro, Argentina.</text:span></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ebdings" svg:font-family="Webdings" style:font-charset="x-symbol"/>
    <style:font-face style:name="Arial Narrow" svg:font-family="'Arial Narrow', sans-serif"/>
    <style:font-face style:name="Calibri" svg:font-family="Calibri, sans-serif"/>
    <style:font-face style:name="Tahoma2" svg:font-family="Tahoma"/>
    <style:font-face style:name="Tahoma" svg:font-family="Tahoma, sans-serif"/>
    <style:font-face style:name="Verdana" svg:font-family="Verdan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6$Windows_x86 LibreOffice_project/932b512-69e3009-7a10e5c-fc86223-a55908</meta:generator>
    <dc:date>2013-05-02T09:59:36.05</dc:date>
    <meta:document-statistic meta:table-count="4" meta:image-count="5" meta:object-count="0" meta:page-count="2" meta:paragraph-count="30" meta:word-count="250" meta:character-count="2024" meta:non-whitespace-character-count="1502"/>
    <meta:user-defined meta:name="Info 1"/>
    <meta:user-defined meta:name="Info 2"/>
    <meta:user-defined meta:name="Info 3"/>
    <meta:user-defined meta:name="Info 4"/>
  </office:meta>
</office:document-meta>
</file>